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772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1.0028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9535in"/>
    </style:style>
    <style:style style:name="co14" style:family="table-column">
      <style:table-column-properties fo:break-before="auto" style:column-width="0.8173in"/>
    </style:style>
    <style:style style:name="co15" style:family="table-column">
      <style:table-column-properties fo:break-before="auto" style:column-width="0.269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4827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689in" fo:break-before="auto" style:use-optimal-row-height="fals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62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Default" style:data-style-name="N16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6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6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62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62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62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 style:data-style-name="N162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6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3" style:family="table-cell" style:parent-style-name="Default">
      <style:table-cell-properties fo:background-color="#127622"/>
      <style:text-properties style:font-name="Palatino" fo:font-size="14pt"/>
    </style:style>
    <style:style style:name="ce174" style:family="table-cell" style:parent-style-name="Default">
      <style:table-cell-properties fo:background-color="#ffbf00"/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178" style:family="table-cell" style:parent-style-name="Default">
      <style:table-cell-properties fo:background-color="#666666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1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1" style:family="table-cell" style:parent-style-name="Default">
      <style:table-cell-properties fo:background-color="#1a237e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7"/>
        <table:table-column table:style-name="co1" table:default-cell-style-name="ce106"/>
        <table:table-column table:style-name="co5" table:default-cell-style-name="ce107"/>
        <table:table-column table:style-name="co6" table:default-cell-style-name="ce125"/>
        <table:table-column table:style-name="co7" table:default-cell-style-name="ce163"/>
        <table:table-column table:style-name="co8" table:default-cell-style-name="ce163"/>
        <table:table-column table:style-name="co9" table:default-cell-style-name="ce106"/>
        <table:table-column table:style-name="co10" table:default-cell-style-name="ce171"/>
        <table:table-column table:style-name="co11" table:number-columns-repeated="2" table:default-cell-style-name="ce171"/>
        <table:table-column table:style-name="co12" table:default-cell-style-name="ce171"/>
        <table:table-column table:style-name="co11" table:number-columns-repeated="2" table:default-cell-style-name="ce171"/>
        <table:table-column table:style-name="co12" table:number-columns-repeated="4" table:default-cell-style-name="ce171"/>
        <table:table-column table:style-name="co11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5" table:number-columns-repeated="165" table:default-cell-style-name="ce171"/>
        <table:table-column table:style-name="co16" table:number-columns-repeated="65" table:default-cell-style-name="ce171"/>
        <table:table-column table:style-name="co16" table:number-columns-repeated="768" table:default-cell-style-name="ce1"/>
        <table:table-row table:style-name="ro1" table:number-rows-repeated="2">
          <table:table-cell table:content-validation-name="val1" table:number-columns-repeated="3"/>
          <table:table-cell table:style-name="ce106" table:content-validation-name="val1"/>
          <table:table-cell table:content-validation-name="val1"/>
          <table:table-cell table:style-name="ce106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.393882712548083" calcext:value-type="percentage">
            <text:p>39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106" table:content-validation-name="val1"/>
          <table:table-cell table:content-validation-name="val1"/>
          <table:table-cell table:style-name="ce106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07" calcext:value-type="date" table:number-columns-spanned="4" table:number-rows-spanned="1">
            <text:p>Wednesday, June 7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106" table:content-validation-name="val1"/>
          <table:table-cell table:content-validation-name="val1"/>
          <table:table-cell table:style-name="ce106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3" table:content-validation-name="val1" table:number-columns-repeated="578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4" table:content-validation-name="val1" table:number-columns-repeated="578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Calendar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/>
          <table:table-cell table:style-name="ce172" office:value-type="string" calcext:value-type="string">
            <text:p>Jul 2024</text:p>
          </table:table-cell>
          <table:table-cell table:style-name="ce172" office:value-type="string" calcext:value-type="string">
            <text:p>Aug 2024</text:p>
          </table:table-cell>
          <table:table-cell table:style-name="ce172" office:value-type="string" calcext:value-type="string">
            <text:p>Sept 2024</text:p>
          </table:table-cell>
          <table:table-cell table:style-name="ce172" office:value-type="string" calcext:value-type="string">
            <text:p>Oct 2024</text:p>
          </table:table-cell>
          <table:table-cell table:style-name="ce172" office:value-type="string" calcext:value-type="string">
            <text:p>Nov 2024</text:p>
          </table:table-cell>
          <table:table-cell table:style-name="ce172" office:value-type="string" calcext:value-type="string">
            <text:p>Dec 2024</text:p>
          </table:table-cell>
          <table:table-cell table:style-name="ce172" office:value-type="string" calcext:value-type="string">
            <text:p>Jan 2025</text:p>
          </table:table-cell>
          <table:table-cell table:style-name="ce172" office:value-type="string" calcext:value-type="string">
            <text:p>Feb 2025</text:p>
          </table:table-cell>
          <table:table-cell table:style-name="ce172" office:value-type="string" calcext:value-type="string">
            <text:p>Mar 2025</text:p>
          </table:table-cell>
          <table:table-cell table:style-name="ce172" office:value-type="string" calcext:value-type="string">
            <text:p>Apr 2025</text:p>
          </table:table-cell>
          <table:table-cell table:style-name="ce172" office:value-type="string" calcext:value-type="string">
            <text:p>May 2025</text:p>
          </table:table-cell>
          <table:table-cell table:style-name="ce172" office:value-type="string" calcext:value-type="string">
            <text:p>Jun 2025</text:p>
          </table:table-cell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4-07-01" calcext:value-type="date">
            <text:p>01-Jul-2024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28" table:content-validation-name="val1" table:formula="of:=([.G11]*0.1+[.G26]*0.05+[.G32]*0.05+[.G40]*0.1+[.G54]*0.1+[.G68]*0.1+[.G81]*0.1+[.G91]*0.2+[.G102]*0.2)" office:value-type="percentage" office:value="0.393882712548083" calcext:value-type="percentage">
            <text:p>39%</text:p>
          </table:table-cell>
          <table:table-cell table:style-name="ce118" table:content-validation-name="val1" table:formula="of:=[.F10]-[.D10]+1" office:value-type="float" office:value="419" calcext:value-type="float">
            <text:p>419</text:p>
          </table:table-cell>
          <table:table-cell table:style-name="ce164" table:content-validation-name="val1" table:formula="of:=IF(ISNUMBER([.E10]);ROUNDDOWN([.E10]*[.G10];0);&quot;&quot;)" office:value-type="float" office:value="118" calcext:value-type="float">
            <text:p>118</text:p>
          </table:table-cell>
          <table:table-cell table:style-name="ce164" table:content-validation-name="val1" table:formula="of:=[.H10]-[.I10]" office:value-type="float" office:value="301" calcext:value-type="float">
            <text:p>301</text:p>
          </table:table-cell>
          <table:table-cell table:number-columns-repeated="436"/>
          <table:table-cell table:style-name="ce2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10%)</text:p>
          </table:table-cell>
          <table:table-cell table:style-name="ce96" table:content-validation-name="val1" office:value-type="string" calcext:value-type="string">
            <text:p>[Prof. Hanson, N. Camacho, F. Park]</text:p>
          </table:table-cell>
          <table:table-cell table:style-name="ce110" table:content-validation-name="val1" office:value-type="date" office:date-value="2024-01-07" calcext:value-type="date">
            <text:p>07-Jan-2024</text:p>
          </table:table-cell>
          <table:table-cell table:style-name="ce119" table:content-validation-name="val1" table:formula="of:=NETWORKDAYS([.D11];[.F11];Holidays)" office:value-type="float" office:value="149" calcext:value-type="float">
            <text:p>149</text:p>
          </table:table-cell>
          <table:table-cell table:style-name="ce110" table:content-validation-name="val1" office:value-type="date" office:date-value="2024-08-01" calcext:value-type="date">
            <text:p>01-Aug-2024</text:p>
          </table:table-cell>
          <table:table-cell table:style-name="ce129" table:content-validation-name="val1" table:formula="of:=SUMPRODUCT([.G12:.G23];[.E12:.E23])/SUM([.E12:.E23])" office:value-type="percentage" office:value="1" calcext:value-type="percentage">
            <text:p>100%</text:p>
          </table:table-cell>
          <table:table-cell table:style-name="ce165" table:content-validation-name="val1" table:formula="of:=[.F11]-[.D11]+1" office:value-type="float" office:value="208" calcext:value-type="float">
            <text:p>208</text:p>
          </table:table-cell>
          <table:table-cell table:style-name="ce168" table:content-validation-name="val1" table:formula="of:=SUM([.I12:.I21])" office:value-type="float" office:value="56" calcext:value-type="float">
            <text:p>56</text:p>
          </table:table-cell>
          <table:table-cell table:style-name="ce168" table:content-validation-name="val1" table:formula="of:=[.H11]-[.I11]" office:value-type="float" office:value="152" calcext:value-type="float">
            <text:p>152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131" table:content-validation-name="val1"/>
          <table:table-cell table:style-name="ce118" table:content-validation-name="val1" table:formula="of:=IF(ISNUMBER([.F12]);[.F12]-[.D12]+1;&quot;&quot;)">
            <text:p/>
          </table:table-cell>
          <table:table-cell table:style-name="ce164" table:content-validation-name="val1" table:formula="of:=IF(ISNUMBER([.E12]);ROUNDDOWN([.E12]*[.G1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3]);[.F13]-[.D13]+1;&quot;&quot;)" office:value-type="float" office:value="8" calcext:value-type="float">
            <text:p>8</text:p>
          </table:table-cell>
          <table:table-cell table:style-name="ce169" table:content-validation-name="val1" table:formula="of:=IF(ISNUMBER([.E13]);ROUNDDOWN([.E13]*[.G13];0);&quot;&quot;)" office:value-type="float" office:value="6" calcext:value-type="float">
            <text:p>6</text:p>
          </table:table-cell>
          <table:table-cell table:style-name="ce170" table:content-validation-name="val1" table:formula="of:=[.H13]-[.I13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4];[.F14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69" table:content-validation-name="val1" table:formula="of:=IF(ISNUMBER([.E14]);ROUNDDOWN([.E14]*[.G14];0);&quot;&quot;)" office:value-type="float" office:value="4" calcext:value-type="float">
            <text:p>4</text:p>
          </table:table-cell>
          <table:table-cell table:style-name="ce170" table:content-validation-name="val1" table:formula="of:=[.H14]-[.I14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Filament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 table:formula="of:=IF(ISNUMBER([.F15]);[.F15]-[.D15]+1;&quot;&quot;)">
            <text:p/>
          </table:table-cell>
          <table:table-cell table:style-name="ce164" table:content-validation-name="val1" table:formula="of:=IF(ISNUMBER([.E15]);ROUNDDOWN([.E15]*[.G15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4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6]);[.F16]-[.D16]+1;&quot;&quot;)" office:value-type="float" office:value="8" calcext:value-type="float">
            <text:p>8</text:p>
          </table:table-cell>
          <table:table-cell table:style-name="ce169" table:content-validation-name="val1" table:formula="of:=IF(ISNUMBER([.E16]);ROUNDDOWN([.E16]*[.G16];0);&quot;&quot;)" office:value-type="float" office:value="6" calcext:value-type="float">
            <text:p>6</text:p>
          </table:table-cell>
          <table:table-cell table:style-name="ce170" table:content-validation-name="val1" table:formula="of:=[.H16]-[.I16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7];[.F17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7]);[.F17]-[.D17]+1;&quot;&quot;)" office:value-type="float" office:value="6" calcext:value-type="float">
            <text:p>6</text:p>
          </table:table-cell>
          <table:table-cell table:style-name="ce169" table:content-validation-name="val1" table:formula="of:=IF(ISNUMBER([.E17]);ROUNDDOWN([.E17]*[.G17];0);&quot;&quot;)" office:value-type="float" office:value="4" calcext:value-type="float">
            <text:p>4</text:p>
          </table:table-cell>
          <table:table-cell table:style-name="ce170" table:content-validation-name="val1" table:formula="of:=[.H17]-[.I17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GPU/Multicore Server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18" table:content-validation-name="val1" table:formula="of:=IF(ISNUMBER([.F18]);[.F18]-[.D18]+1;&quot;&quot;)">
            <text:p/>
          </table:table-cell>
          <table:table-cell table:style-name="ce164" table:content-validation-name="val1" table:formula="of:=IF(ISNUMBER([.E18]);ROUNDDOWN([.E18]*[.G18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erform market comparison</text:p>
          </table:table-cell>
          <table:table-cell table:style-name="ce91" table:content-validation-name="val1" office:value-type="string" calcext:value-type="string">
            <text:p>[F.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9];[.F1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9]);[.F19]-[.D19]+1;&quot;&quot;)" office:value-type="float" office:value="32" calcext:value-type="float">
            <text:p>32</text:p>
          </table:table-cell>
          <table:table-cell table:style-name="ce169" table:content-validation-name="val1" table:formula="of:=IF(ISNUMBER([.E19]);ROUNDDOWN([.E19]*[.G19];0);&quot;&quot;)" office:value-type="float" office:value="24" calcext:value-type="float">
            <text:p>24</text:p>
          </table:table-cell>
          <table:table-cell table:style-name="ce170" table:content-validation-name="val1" table:formula="of:=[.H19]-[.I19]" office:value-type="float" office:value="8" calcext:value-type="float">
            <text:p>8</text:p>
          </table:table-cell>
          <table:table-cell/>
          <table:table-cell table:style-name="ce173" table:number-columns-repeated="2"/>
          <table:table-cell table:number-columns-repeated="243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21" table:content-validation-name="val1" table:formula="of:=NETWORKDAYS([.D20];[.F20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37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0]);[.F20]-[.D20]+1;&quot;&quot;)" office:value-type="float" office:value="14" calcext:value-type="float">
            <text:p>14</text:p>
          </table:table-cell>
          <table:table-cell table:style-name="ce169" table:content-validation-name="val1" table:formula="of:=IF(ISNUMBER([.E20]);ROUNDDOWN([.E20]*[.G20];0);&quot;&quot;)" office:value-type="float" office:value="10" calcext:value-type="float">
            <text:p>10</text:p>
          </table:table-cell>
          <table:table-cell table:style-name="ce170" table:content-validation-name="val1" table:formula="of:=[.H20]-[.I20]" office:value-type="float" office:value="4" calcext:value-type="float">
            <text:p>4</text:p>
          </table:table-cell>
          <table:table-cell table:number-columns-repeated="2"/>
          <table:table-cell table:style-name="ce173"/>
          <table:table-cell table:number-columns-repeated="243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21" table:content-validation-name="val1" table:formula="of:=NETWORKDAYS([.D21];[.F21];Holidays)" office:value-type="float" office:value="2" calcext:value-type="float">
            <text:p>2</text:p>
          </table:table-cell>
          <table:table-cell table:style-name="ce112" table:content-validation-name="val1" office:value-type="date" office:date-value="2024-08-15" calcext:value-type="date">
            <text:p>15-Aug-2024</text:p>
          </table:table-cell>
          <table:table-cell table:style-name="ce138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1]);[.F21]-[.D21]+1;&quot;&quot;)" office:value-type="float" office:value="2" calcext:value-type="float">
            <text:p>2</text:p>
          </table:table-cell>
          <table:table-cell table:style-name="ce169" table:content-validation-name="val1" table:formula="of:=IF(ISNUMBER([.E21]);ROUNDDOWN([.E21]*[.G21];0);&quot;&quot;)" office:value-type="float" office:value="2" calcext:value-type="float">
            <text:p>2</text:p>
          </table:table-cell>
          <table:table-cell table:style-name="ce170" table:content-validation-name="val1" table:formula="of:=[.H21]-[.I21]" office:value-type="float" office:value="0" calcext:value-type="float">
            <text:p>0</text:p>
          </table:table-cell>
          <table:table-cell table:number-columns-repeated="2"/>
          <table:table-cell table:style-name="ce173"/>
          <table:table-cell table:number-columns-repeated="243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18" table:content-validation-name="val1" table:formula="of:=IF(ISNUMBER([.F22]);[.F22]-[.D22]+1;&quot;&quot;)">
            <text:p/>
          </table:table-cell>
          <table:table-cell table:style-name="ce164" table:content-validation-name="val1" table:formula="of:=IF(ISNUMBER([.E22]);ROUNDDOWN([.E22]*[.G2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cables and connecto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23];[.F2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3]);[.F23]-[.D23]+1;&quot;&quot;)" office:value-type="float" office:value="32" calcext:value-type="float">
            <text:p>32</text:p>
          </table:table-cell>
          <table:table-cell table:style-name="ce169" table:content-validation-name="val1" table:formula="of:=IF(ISNUMBER([.E23]);ROUNDDOWN([.E23]*[.G23];0);&quot;&quot;)" office:value-type="float" office:value="24" calcext:value-type="float">
            <text:p>24</text:p>
          </table:table-cell>
          <table:table-cell table:style-name="ce170" table:content-validation-name="val1" table:formula="of:=[.H23]-[.I23]" office:value-type="float" office:value="8" calcext:value-type="float">
            <text:p>8</text:p>
          </table:table-cell>
          <table:table-cell/>
          <table:table-cell table:style-name="ce173" table:number-columns-repeated="2"/>
          <table:table-cell table:number-columns-repeated="243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 table:number-rows-repeated="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18" table:content-validation-name="val1"/>
          <table:table-cell table:style-name="ce164" table:content-validation-name="val1" table:number-columns-repeated="2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26];[.F26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41" table:content-validation-name="val1" table:formula="of:=SUMPRODUCT([.G27:.G29];[.E27:.E29])/SUM([.E27:.E29])" office:value-type="percentage" office:value="1" calcext:value-type="percentage">
            <text:p>100%</text:p>
          </table:table-cell>
          <table:table-cell table:style-name="ce165" table:content-validation-name="val1" table:formula="of:=[.F26]-[.D26]+1" office:value-type="float" office:value="32" calcext:value-type="float">
            <text:p>32</text:p>
          </table:table-cell>
          <table:table-cell table:style-name="ce168" table:content-validation-name="val1" table:formula="of:=SUM([.I27:.I28])" office:value-type="float" office:value="22" calcext:value-type="float">
            <text:p>22</text:p>
          </table:table-cell>
          <table:table-cell table:style-name="ce168" table:content-validation-name="val1" table:formula="of:=[.H26]-[.I26]" office:value-type="float" office:value="10" calcext:value-type="float">
            <text:p>10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 table:formula="of:=IF(ISNUMBER([.F27]);[.F27]-[.D27]+1;&quot;&quot;)">
            <text:p/>
          </table:table-cell>
          <table:table-cell table:style-name="ce164" table:content-validation-name="val1" table:formula="of:=IF(ISNUMBER([.E27]);ROUNDDOWN([.E27]*[.G27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8];[.F2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8]);[.F28]-[.D28]+1;&quot;&quot;)" office:value-type="float" office:value="32" calcext:value-type="float">
            <text:p>32</text:p>
          </table:table-cell>
          <table:table-cell table:style-name="ce169" table:content-validation-name="val1" table:formula="of:=IF(ISNUMBER([.E28]);ROUNDDOWN([.E28]*[.G28];0);&quot;&quot;)" office:value-type="float" office:value="22" calcext:value-type="float">
            <text:p>22</text:p>
          </table:table-cell>
          <table:table-cell table:style-name="ce170" table:content-validation-name="val1" table:formula="of:=[.H28]-[.I28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242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9];[.F29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4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9]);[.F29]-[.D29]+1;&quot;&quot;)" office:value-type="float" office:value="32" calcext:value-type="float">
            <text:p>32</text:p>
          </table:table-cell>
          <table:table-cell table:style-name="ce169" table:content-validation-name="val1" table:formula="of:=IF(ISNUMBER([.E29]);ROUNDDOWN([.E29]*[.G29];0);&quot;&quot;)" office:value-type="float" office:value="22" calcext:value-type="float">
            <text:p>22</text:p>
          </table:table-cell>
          <table:table-cell table:style-name="ce170" table:content-validation-name="val1" table:formula="of:=[.H29]-[.I29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242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 table:number-rows-repeated="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18" table:content-validation-name="val1"/>
          <table:table-cell table:style-name="ce164" table:content-validation-name="val1" table:number-columns-repeated="2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un Published CEM Codes (Weight=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19" table:content-validation-name="val1" table:formula="of:=NETWORKDAYS([.D32];[.F32];Holidays)" office:value-type="float" office:value="6" calcext:value-type="float">
            <text:p>6</text:p>
          </table:table-cell>
          <table:table-cell table:style-name="ce110" table:content-validation-name="val1" office:value-type="date" office:date-value="2024-09-30" calcext:value-type="date">
            <text:p>30-Sep-2024</text:p>
          </table:table-cell>
          <table:table-cell table:style-name="ce141" table:content-validation-name="val1" table:formula="of:=SUMPRODUCT([.G33:.G37];[.E33:.E37])/SUM([.E33:.E37])" office:value-type="percentage" office:value="1" calcext:value-type="percentage">
            <text:p>100%</text:p>
          </table:table-cell>
          <table:table-cell table:style-name="ce165" table:content-validation-name="val1" table:formula="of:=[.F32]-[.D32]+1" office:value-type="float" office:value="8" calcext:value-type="float">
            <text:p>8</text:p>
          </table:table-cell>
          <table:table-cell table:style-name="ce168" table:content-validation-name="val1" table:formula="of:=SUM([.I33:.I35])" office:value-type="float" office:value="12" calcext:value-type="float">
            <text:p>12</text:p>
          </table:table-cell>
          <table:table-cell table:style-name="ce168" table:content-validation-name="val1" table:formula="of:=[.H32]-[.I32]" office:value-type="float" office:value="-4" calcext:value-type="float">
            <text:p>-4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CEM Training, Linux Accts.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31" table:content-validation-name="val1"/>
          <table:table-cell table:style-name="ce118" table:content-validation-name="val1" table:formula="of:=IF(ISNUMBER([.F33]);[.F33]-[.D33]+1;&quot;&quot;)">
            <text:p/>
          </table:table-cell>
          <table:table-cell table:style-name="ce164" table:content-validation-name="val1" table:formula="of:=IF(ISNUMBER([.E33]);ROUNDDOWN([.E33]*[.G33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Training</text:p>
          </table:table-cell>
          <table:table-cell table:style-name="ce91" table:content-validation-name="val1" office:value-type="string" calcext:value-type="string">
            <text:p>[Prof. Hanson, Undergraduates 1,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4];[.F34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34]);[.F34]-[.D34]+1;&quot;&quot;)" office:value-type="float" office:value="8" calcext:value-type="float">
            <text:p>8</text:p>
          </table:table-cell>
          <table:table-cell table:style-name="ce169" table:content-validation-name="val1" table:formula="of:=IF(ISNUMBER([.E34]);ROUNDDOWN([.E34]*[.G34];0);&quot;&quot;)" office:value-type="float" office:value="6" calcext:value-type="float">
            <text:p>6</text:p>
          </table:table-cell>
          <table:table-cell table:style-name="ce170" table:content-validation-name="val1" table:formula="of:=[.H34]-[.I34]" office:value-type="float" office:value="2" calcext:value-type="float">
            <text:p>2</text:p>
          </table:table-cell>
          <table:table-cell table:number-columns-repeated="3"/>
          <table:table-cell table:style-name="ce178"/>
          <table:table-cell table:number-columns-repeated="242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ccount cre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5];[.F35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35]);[.F35]-[.D35]+1;&quot;&quot;)" office:value-type="float" office:value="8" calcext:value-type="float">
            <text:p>8</text:p>
          </table:table-cell>
          <table:table-cell table:style-name="ce169" table:content-validation-name="val1" table:formula="of:=IF(ISNUMBER([.E35]);ROUNDDOWN([.E35]*[.G35];0);&quot;&quot;)" office:value-type="float" office:value="6" calcext:value-type="float">
            <text:p>6</text:p>
          </table:table-cell>
          <table:table-cell table:style-name="ce170" table:content-validation-name="val1" table:formula="of:=[.H35]-[.I35]" office:value-type="float" office:value="2" calcext:value-type="float">
            <text:p>2</text:p>
          </table:table-cell>
          <table:table-cell table:number-columns-repeated="3"/>
          <table:table-cell table:style-name="ce178"/>
          <table:table-cell table:number-columns-repeated="242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Updating CEM Cod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/>
          <table:table-cell table:style-name="ce164" table:content-validation-name="val1" table:formula="of:=IF(ISNUMBER([.E36]);ROUNDDOWN([.E36]*[.G36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npack and test original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5" calcext:value-type="date">
            <text:p>25-Sep-2024</text:p>
          </table:table-cell>
          <table:table-cell table:style-name="ce121" table:content-validation-name="val1" table:formula="of:=NETWORKDAYS([.D37];[.F37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10-08" calcext:value-type="date">
            <text:p>08-Oct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37]);[.F37]-[.D37]+1;&quot;&quot;)" office:value-type="float" office:value="14" calcext:value-type="float">
            <text:p>14</text:p>
          </table:table-cell>
          <table:table-cell table:style-name="ce169" table:content-validation-name="val1" table:formula="of:=IF(ISNUMBER([.E37]);ROUNDDOWN([.E37]*[.G37];0);&quot;&quot;)" office:value-type="float" office:value="10" calcext:value-type="float">
            <text:p>10</text:p>
          </table:table-cell>
          <table:table-cell table:style-name="ce170" table:content-validation-name="val1" table:formula="of:=[.H37]-[.I37]" office:value-type="float" office:value="4" calcext:value-type="float">
            <text:p>4</text:p>
          </table:table-cell>
          <table:table-cell table:number-columns-repeated="3"/>
          <table:table-cell table:style-name="ce178" table:number-columns-repeated="2"/>
          <table:table-cell table:number-columns-repeated="241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6">
          <table:table-cell table:number-columns-repeated="3"/>
          <table:table-cell table:style-name="ce113"/>
          <table:table-cell table:style-name="ce1"/>
          <table:table-cell table:style-name="ce113"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ourse Integrations (Weight=10%)</text:p>
          </table:table-cell>
          <table:table-cell table:style-name="ce96" table:content-validation-name="val1" office:value-type="string" calcext:value-type="string">
            <text:p>[Profs. Hanson, Lagan, Zorba, Piner, and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40];[.F40];Holidays)" office:value-type="float" office:value="40" calcext:value-type="float">
            <text:p>40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44" table:content-validation-name="val1" table:formula="of:=SUMPRODUCT([.G41:.G51];[.E41:.E51])/SUM([.E41:.E51])" office:value-type="percentage" office:value="0.444444444444444" calcext:value-type="percentage">
            <text:p>44%</text:p>
          </table:table-cell>
          <table:table-cell table:style-name="ce165" table:content-validation-name="val1" table:formula="of:=[.F40]-[.D40]+1" office:value-type="float" office:value="54" calcext:value-type="float">
            <text:p>54</text:p>
          </table:table-cell>
          <table:table-cell table:style-name="ce168" table:content-validation-name="val1" table:formula="of:=SUM([.I41:.I43])" office:value-type="float" office:value="40" calcext:value-type="float">
            <text:p>40</text:p>
          </table:table-cell>
          <table:table-cell table:style-name="ce168" table:content-validation-name="val1" table:formula="of:=[.H40]-[.I40]" office:value-type="float" office:value="14" calcext:value-type="float">
            <text:p>14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5" table:content-validation-name="val1"/>
          <table:table-cell table:style-name="ce118" table:content-validation-name="val1" table:formula="of:=IF(ISNUMBER([.F41]);[.F41]-[.D41]+1;&quot;&quot;)">
            <text:p/>
          </table:table-cell>
          <table:table-cell table:style-name="ce164" table:content-validation-name="val1" table:formula="of:=IF(ISNUMBER([.E41]);ROUNDDOWN([.E41]*[.G41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lgebra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2];[.F42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2]);[.F42]-[.D42]+1;&quot;&quot;)" office:value-type="float" office:value="54" calcext:value-type="float">
            <text:p>54</text:p>
          </table:table-cell>
          <table:table-cell table:style-name="ce169" table:content-validation-name="val1" table:formula="of:=IF(ISNUMBER([.E42]);ROUNDDOWN([.E42]*[.G42];0);&quot;&quot;)" office:value-type="float" office:value="40" calcext:value-type="float">
            <text:p>40</text:p>
          </table:table-cell>
          <table:table-cell table:style-name="ce170" table:content-validation-name="val1" table:formula="of:=[.H42]-[.I42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lculus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3];[.F43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3]);[.F43]-[.D43]+1;&quot;&quot;)" office:value-type="float" office:value="54" calcext:value-type="float">
            <text:p>54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ptics</text:p>
          </table:table-cell>
          <table:table-cell table:style-name="ce91" table:content-validation-name="val1" office:value-type="string" calcext:value-type="string">
            <text:p>[Profs. Zorba and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4];[.F44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4]);[.F44]-[.D44]+1;&quot;&quot;)" office:value-type="float" office:value="54" calcext:value-type="float">
            <text:p>54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magnetic <text:s/>The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5];[.F45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5]);[.F45]-[.D45]+1;&quot;&quot;)" office:value-type="float" office:value="54" calcext:value-type="float">
            <text:p>54</text:p>
          </table:table-cell>
          <table:table-cell table:style-name="ce169" table:content-validation-name="val1" table:formula="of:=IF(ISNUMBER([.E45]);ROUNDDOWN([.E45]*[.G45];0);&quot;&quot;)" office:value-type="float" office:value="40" calcext:value-type="float">
            <text:p>40</text:p>
          </table:table-cell>
          <table:table-cell table:style-name="ce170" table:content-validation-name="val1" table:formula="of:=[.H45]-[.I45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ational Physics</text:p>
          </table:table-cell>
          <table:table-cell table:style-name="ce91" table:content-validation-name="val1" office:value-type="string" calcext:value-type="string">
            <text:p>[Profs. Lagan and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6];[.F46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6]);[.F46]-[.D46]+1;&quot;&quot;)" office:value-type="float" office:value="54" calcext:value-type="float">
            <text:p>54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18" table:content-validation-name="val1"/>
          <table:table-cell table:style-name="ce164" table:content-validation-name="val1" table:formula="of:=IF(ISNUMBER([.E47]);ROUNDDOWN([.E47]*[.G47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mputer Logic and Digital Circuit Desig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8];[.F48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8]);[.F48]-[.D48]+1;&quot;&quot;)" office:value-type="float" office:value="54" calcext:value-type="float">
            <text:p>54</text:p>
          </table:table-cell>
          <table:table-cell table:style-name="ce169" table:content-validation-name="val1" table:formula="of:=IF(ISNUMBER([.E48]);ROUNDDOWN([.E48]*[.G48];0);&quot;&quot;)" office:value-type="float" office:value="40" calcext:value-type="float">
            <text:p>40</text:p>
          </table:table-cell>
          <table:table-cell table:style-name="ce170" table:content-validation-name="val1" table:formula="of:=[.H48]-[.I48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gital Signal Process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9];[.F49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9]);[.F49]-[.D49]+1;&quot;&quot;)" office:value-type="float" office:value="54" calcext:value-type="float">
            <text:p>54</text:p>
          </table:table-cell>
          <table:table-cell table:style-name="ce169" table:content-validation-name="val1" table:formula="of:=IF(ISNUMBER([.E49]);ROUNDDOWN([.E49]*[.G49];0);&quot;&quot;)" office:value-type="float" office:value="40" calcext:value-type="float">
            <text:p>40</text:p>
          </table:table-cell>
          <table:table-cell table:style-name="ce170" table:content-validation-name="val1" table:formula="of:=[.H49]-[.I49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ntroduction to Data Science with Python</text:p>
          </table:table-cell>
          <table:table-cell table:style-name="ce91" table:content-validation-name="val1" office:value-type="string" calcext:value-type="string">
            <text:p>[Profs. Hanson and Piner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50];[.F50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0]);[.F50]-[.D50]+1;&quot;&quot;)" office:value-type="float" office:value="54" calcext:value-type="float">
            <text:p>54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achine Learning</text:p>
          </table:table-cell>
          <table:table-cell table:style-name="ce91" table:content-validation-name="val1" office:value-type="string" calcext:value-type="string">
            <text:p>[Profs. Hanson and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51];[.F51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1]);[.F51]-[.D51]+1;&quot;&quot;)" office:value-type="float" office:value="54" calcext:value-type="float">
            <text:p>54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 table:style-name="ce93" table:content-validation-name="val1" table:number-columns-repeated="2"/>
          <table:table-cell table:content-validation-name="val1" table:number-columns-repeated="8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93" table:content-validation-name="val1"/>
          <table:table-cell table:style-name="ce101" table:content-validation-name="val1"/>
          <table:table-cell table:content-validation-name="val1" table:number-columns-repeated="8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1 and 2 (Weight=1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54];[.F5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47" table:content-validation-name="val1" table:formula="of:=SUMPRODUCT([.G55:.G65];[.E55:.E65])/SUM([.E55:.E65])" office:value-type="percentage" office:value="0.678790983606557" calcext:value-type="percentage">
            <text:p>68%</text:p>
          </table:table-cell>
          <table:table-cell table:style-name="ce165" table:content-validation-name="val1" table:formula="of:=[.F54]-[.D54]+1" office:value-type="float" office:value="266" calcext:value-type="float">
            <text:p>266</text:p>
          </table:table-cell>
          <table:table-cell table:style-name="ce168" table:content-validation-name="val1" table:formula="of:=SUM([.I55:.I57])" office:value-type="float" office:value="120" calcext:value-type="float">
            <text:p>120</text:p>
          </table:table-cell>
          <table:table-cell table:style-name="ce168" table:content-validation-name="val1" table:formula="of:=[.H54]-[.I54]" office:value-type="float" office:value="146" calcext:value-type="float">
            <text:p>146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8" table:content-validation-name="val1"/>
          <table:table-cell table:style-name="ce118" table:content-validation-name="val1" table:formula="of:=IF(ISNUMBER([.F55]);[.F55]-[.D55]+1;&quot;&quot;)">
            <text:p/>
          </table:table-cell>
          <table:table-cell table:style-name="ce164" table:content-validation-name="val1" table:formula="of:=IF(ISNUMBER([.E55]);ROUNDDOWN([.E55]*[.G55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RF horn desig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6];[.F56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56]);[.F56]-[.D56]+1;&quot;&quot;)" office:value-type="float" office:value="84" calcext:value-type="float">
            <text:p>84</text:p>
          </table:table-cell>
          <table:table-cell table:style-name="ce169" table:content-validation-name="val1" table:formula="of:=IF(ISNUMBER([.E56]);ROUNDDOWN([.E56]*[.G56];0);&quot;&quot;)" office:value-type="float" office:value="60" calcext:value-type="float">
            <text:p>60</text:p>
          </table:table-cell>
          <table:table-cell table:style-name="ce170" table:content-validation-name="val1" table:formula="of:=[.H56]-[.I56]" office:value-type="float" office:value="24" calcext:value-type="float">
            <text:p>2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7];[.F57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57]);[.F57]-[.D57]+1;&quot;&quot;)" office:value-type="float" office:value="84" calcext:value-type="float">
            <text:p>84</text:p>
          </table:table-cell>
          <table:table-cell table:style-name="ce169" table:content-validation-name="val1" table:formula="of:=IF(ISNUMBER([.E57]);ROUNDDOWN([.E57]*[.G57];0);&quot;&quot;)" office:value-type="float" office:value="60" calcext:value-type="float">
            <text:p>60</text:p>
          </table:table-cell>
          <table:table-cell table:style-name="ce170" table:content-validation-name="val1" table:formula="of:=[.H57]-[.I57]" office:value-type="float" office:value="24" calcext:value-type="float">
            <text:p>2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8];[.F5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58]);[.F58]-[.D58]+1;&quot;&quot;)" office:value-type="float" office:value="84" calcext:value-type="float">
            <text:p>84</text:p>
          </table:table-cell>
          <table:table-cell table:style-name="ce169" table:content-validation-name="val1" table:formula="of:=IF(ISNUMBER([.E58]);ROUNDDOWN([.E58]*[.G58];0);&quot;&quot;)" office:value-type="float" office:value="60" calcext:value-type="float">
            <text:p>60</text:p>
          </table:table-cell>
          <table:table-cell table:style-name="ce170" table:content-validation-name="val1" table:formula="of:=[.H58]-[.I58]" office:value-type="float" office:value="24" calcext:value-type="float">
            <text:p>2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9];[.F59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59]);[.F59]-[.D59]+1;&quot;&quot;)" office:value-type="float" office:value="84" calcext:value-type="float">
            <text:p>84</text:p>
          </table:table-cell>
          <table:table-cell table:style-name="ce169" table:content-validation-name="val1" table:formula="of:=IF(ISNUMBER([.E59]);ROUNDDOWN([.E59]*[.G59];0);&quot;&quot;)" office:value-type="float" office:value="30" calcext:value-type="float">
            <text:p>30</text:p>
          </table:table-cell>
          <table:table-cell table:style-name="ce170" table:content-validation-name="val1" table:formula="of:=[.H59]-[.I59]" office:value-type="float" office:value="54" calcext:value-type="float">
            <text:p>5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mbed in various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0];[.F60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60]);[.F60]-[.D60]+1;&quot;&quot;)" office:value-type="float" office:value="84" calcext:value-type="float">
            <text:p>84</text:p>
          </table:table-cell>
          <table:table-cell table:style-name="ce169" table:content-validation-name="val1" table:formula="of:=IF(ISNUMBER([.E60]);ROUNDDOWN([.E60]*[.G60];0);&quot;&quot;)" office:value-type="float" office:value="30" calcext:value-type="float">
            <text:p>30</text:p>
          </table:table-cell>
          <table:table-cell table:style-name="ce170" table:content-validation-name="val1" table:formula="of:=[.H60]-[.I60]" office:value-type="float" office:value="54" calcext:value-type="float">
            <text:p>5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8" table:content-validation-name="val1"/>
          <table:table-cell table:style-name="ce118" table:content-validation-name="val1"/>
          <table:table-cell table:style-name="ce164" table:content-validation-name="val1" table:formula="of:=IF(ISNUMBER([.E61]);ROUNDDOWN([.E61]*[.G61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Background research for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2];[.F62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62]);[.F62]-[.D62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2]);ROUNDDOWN([.E62]*[.G62];0);&quot;&quot;)" office:value-type="float" office:value="169" calcext:value-type="float">
            <text:p>169</text:p>
          </table:table-cell>
          <table:table-cell table:style-name="ce170" table:content-validation-name="val1" table:formula="of:=[.H62]-[.I62]" office:value-type="float" office:value="66" calcext:value-type="float">
            <text:p>66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Learning genetic programming style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3];[.F63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63]);[.F63]-[.D63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3]);ROUNDDOWN([.E63]*[.G63];0);&quot;&quot;)" office:value-type="float" office:value="169" calcext:value-type="float">
            <text:p>169</text:p>
          </table:table-cell>
          <table:table-cell table:style-name="ce170" table:content-validation-name="val1" table:formula="of:=[.H63]-[.I63]" office:value-type="float" office:value="66" calcext:value-type="float">
            <text:p>66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EM implementation with basic RF hor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4];[.F64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64]);[.F64]-[.D64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4]);ROUNDDOWN([.E64]*[.G64];0);&quot;&quot;)" office:value-type="float" office:value="84" calcext:value-type="float">
            <text:p>84</text:p>
          </table:table-cell>
          <table:table-cell table:style-name="ce170" table:content-validation-name="val1" table:formula="of:=[.H64]-[.I64]" office:value-type="float" office:value="151" calcext:value-type="float">
            <text:p>151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antenna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5];[.F65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5]);[.F65]-[.D65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235" calcext:value-type="float">
            <text:p>235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107" table:content-validation-name="val1"/>
          <table:table-cell table:style-name="ce106" table:content-validation-name="val1"/>
          <table:table-cell table:style-name="ce107" table:content-validation-name="val1"/>
          <table:table-cell table:style-name="ce125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1 and 2 (Weight=10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68];[.F68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0" table:content-validation-name="val1" table:formula="of:=SUMPRODUCT([.G69:.G78];[.E69:.E78])/SUM([.E69:.E78])" office:value-type="percentage" office:value="0.331632653061224" calcext:value-type="percentage">
            <text:p>33%</text:p>
          </table:table-cell>
          <table:table-cell table:style-name="ce165" table:content-validation-name="val1" table:formula="of:=[.F68]-[.D68]+1" office:value-type="float" office:value="266" calcext:value-type="float">
            <text:p>266</text:p>
          </table:table-cell>
          <table:table-cell table:style-name="ce168" table:content-validation-name="val1" table:formula="of:=SUM([.I69:.I71])" office:value-type="float" office:value="120" calcext:value-type="float">
            <text:p>120</text:p>
          </table:table-cell>
          <table:table-cell table:style-name="ce168" table:content-validation-name="val1" table:formula="of:=[.H68]-[.I68]" office:value-type="float" office:value="146" calcext:value-type="float">
            <text:p>146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PLA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1" table:content-validation-name="val1"/>
          <table:table-cell table:style-name="ce118" table:content-validation-name="val1" table:formula="of:=IF(ISNUMBER([.F69]);[.F69]-[.D69]+1;&quot;&quot;)">
            <text:p/>
          </table:table-cell>
          <table:table-cell table:style-name="ce164" table:content-validation-name="val1" table:formula="of:=IF(ISNUMBER([.E69]);ROUNDDOWN([.E69]*[.G69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0];[.F70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70]);[.F70]-[.D70]+1;&quot;&quot;)" office:value-type="float" office:value="84" calcext:value-type="float">
            <text:p>84</text:p>
          </table:table-cell>
          <table:table-cell table:style-name="ce169" table:content-validation-name="val1" table:formula="of:=IF(ISNUMBER([.E70]);ROUNDDOWN([.E70]*[.G70];0);&quot;&quot;)" office:value-type="float" office:value="60" calcext:value-type="float">
            <text:p>60</text:p>
          </table:table-cell>
          <table:table-cell table:style-name="ce170" table:content-validation-name="val1" table:formula="of:=[.H70]-[.I70]" office:value-type="float" office:value="24" calcext:value-type="float">
            <text:p>24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e file format convers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1];[.F71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71]);[.F71]-[.D71]+1;&quot;&quot;)" office:value-type="float" office:value="84" calcext:value-type="float">
            <text:p>84</text:p>
          </table:table-cell>
          <table:table-cell table:style-name="ce169" table:content-validation-name="val1" table:formula="of:=IF(ISNUMBER([.E71]);ROUNDDOWN([.E71]*[.G71];0);&quot;&quot;)" office:value-type="float" office:value="60" calcext:value-type="float">
            <text:p>60</text:p>
          </table:table-cell>
          <table:table-cell table:style-name="ce170" table:content-validation-name="val1" table:formula="of:=[.H71]-[.I71]" office:value-type="float" office:value="24" calcext:value-type="float">
            <text:p>24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2];[.F72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72]);[.F72]-[.D72]+1;&quot;&quot;)" office:value-type="float" office:value="84" calcext:value-type="float">
            <text:p>84</text:p>
          </table:table-cell>
          <table:table-cell table:style-name="ce169" table:content-validation-name="val1" table:formula="of:=IF(ISNUMBER([.E72]);ROUNDDOWN([.E72]*[.G72];0);&quot;&quot;)" office:value-type="float" office:value="60" calcext:value-type="float">
            <text:p>60</text:p>
          </table:table-cell>
          <table:table-cell table:style-name="ce170" table:content-validation-name="val1" table:formula="of:=[.H72]-[.I72]" office:value-type="float" office:value="24" calcext:value-type="float">
            <text:p>24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PLA antenna model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3];[.F73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0.25" calcext:value-type="percentage">
            <text:p>25%</text:p>
          </table:table-cell>
          <table:table-cell table:style-name="ce166" table:content-validation-name="val1" table:formula="of:=IF(ISNUMBER([.F73]);[.F73]-[.D73]+1;&quot;&quot;)" office:value-type="float" office:value="84" calcext:value-type="float">
            <text:p>84</text:p>
          </table:table-cell>
          <table:table-cell table:style-name="ce169" table:content-validation-name="val1" table:formula="of:=IF(ISNUMBER([.E73]);ROUNDDOWN([.E73]*[.G73];0);&quot;&quot;)" office:value-type="float" office:value="15" calcext:value-type="float">
            <text:p>15</text:p>
          </table:table-cell>
          <table:table-cell table:style-name="ce170" table:content-validation-name="val1" table:formula="of:=[.H73]-[.I73]" office:value-type="float" office:value="69" calcext:value-type="float">
            <text:p>69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1" table:content-validation-name="val1"/>
          <table:table-cell table:style-name="ce118" table:content-validation-name="val1"/>
          <table:table-cell table:style-name="ce164" table:content-validation-name="val1" table:formula="of:=IF(ISNUMBER([.E74]);ROUNDDOWN([.E74]*[.G74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5];[.F75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5]);[.F75]-[.D75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5]);ROUNDDOWN([.E75]*[.G75];0);&quot;&quot;)" office:value-type="float" office:value="0" calcext:value-type="float">
            <text:p>0</text:p>
          </table:table-cell>
          <table:table-cell table:style-name="ce170" table:content-validation-name="val1" table:formula="of:=[.H75]-[.I75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6];[.F7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6]);[.F76]-[.D76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170" table:content-validation-name="val1" table:formula="of:=[.H76]-[.I76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simple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7];[.F7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7]);[.F77]-[.D77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170" table:content-validation-name="val1" table:formula="of:=[.H77]-[.I77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8];[.F7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8]);[.F78]-[.D78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170" table:content-validation-name="val1" table:formula="of:=[.H78]-[.I78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152" table:content-validation-name="val1"/>
          <table:table-cell table:style-name="ce166" table:content-validation-name="val1"/>
          <table:table-cell table:style-name="ce169" table:content-validation-name="val1" table:number-columns-repeated="2"/>
          <table:table-cell table:number-columns-repeated="246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107" table:content-validation-name="val1"/>
          <table:table-cell table:style-name="ce106" table:content-validation-name="val1"/>
          <table:table-cell table:style-name="ce107" table:content-validation-name="val1"/>
          <table:table-cell table:style-name="ce125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1 and 2 (Weight=1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81];[.F81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3" table:content-validation-name="val1" table:formula="of:=SUMPRODUCT([.G82:.G88];[.E82:.E88])/SUM([.E82:.E88])" office:value-type="percentage" office:value="0.483959044368601" calcext:value-type="percentage">
            <text:p>48%</text:p>
          </table:table-cell>
          <table:table-cell table:style-name="ce165" table:content-validation-name="val1" table:formula="of:=[.F81]-[.D81]+1" office:value-type="float" office:value="266" calcext:value-type="float">
            <text:p>266</text:p>
          </table:table-cell>
          <table:table-cell table:style-name="ce168" table:content-validation-name="val1" table:formula="of:=SUM([.I82:.I88])" office:value-type="float" office:value="141" calcext:value-type="float">
            <text:p>141</text:p>
          </table:table-cell>
          <table:table-cell table:style-name="ce168" table:content-validation-name="val1" table:formula="of:=[.H81]-[.I81]" office:value-type="float" office:value="125" calcext:value-type="float">
            <text:p>125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4" table:content-validation-name="val1"/>
          <table:table-cell table:style-name="ce118" table:content-validation-name="val1" table:formula="of:=IF(ISNUMBER([.F82]);[.F82]-[.D82]+1;&quot;&quot;)">
            <text:p/>
          </table:table-cell>
          <table:table-cell table:style-name="ce164" table:content-validation-name="val1" table:formula="of:=IF(ISNUMBER([.E82]);ROUNDDOWN([.E82]*[.G8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3];[.F8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83]);[.F83]-[.D83]+1;&quot;&quot;)" office:value-type="float" office:value="32" calcext:value-type="float">
            <text:p>32</text:p>
          </table:table-cell>
          <table:table-cell table:style-name="ce169" table:content-validation-name="val1" table:formula="of:=IF(ISNUMBER([.E83]);ROUNDDOWN([.E83]*[.G83];0);&quot;&quot;)" office:value-type="float" office:value="22" calcext:value-type="float">
            <text:p>22</text:p>
          </table:table-cell>
          <table:table-cell table:style-name="ce170" table:content-validation-name="val1" table:formula="of:=[.H83]-[.I83]" office:value-type="float" office:value="10" calcext:value-type="float">
            <text:p>10</text:p>
          </table:table-cell>
          <table:table-cell table:number-columns-repeated="2"/>
          <table:table-cell table:style-name="ce177" table:number-columns-repeated="2"/>
          <table:table-cell table:number-columns-repeated="242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erimenting with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4];[.F8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84]);[.F84]-[.D8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84]);ROUNDDOWN([.E84]*[.G84];0);&quot;&quot;)" office:value-type="float" office:value="81" calcext:value-type="float">
            <text:p>81</text:p>
          </table:table-cell>
          <table:table-cell table:style-name="ce170" table:content-validation-name="val1" table:formula="of:=[.H84]-[.I84]" office:value-type="float" office:value="34" calcext:value-type="float">
            <text:p>34</text:p>
          </table:table-cell>
          <table:table-cell table:number-columns-repeated="2"/>
          <table:table-cell table:style-name="ce177" table:number-columns-repeated="5"/>
          <table:table-cell table:number-columns-repeated="239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5];[.F8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85]);[.F85]-[.D85]+1;&quot;&quot;)" office:value-type="float" office:value="32" calcext:value-type="float">
            <text:p>32</text:p>
          </table:table-cell>
          <table:table-cell table:style-name="ce169" table:content-validation-name="val1" table:formula="of:=IF(ISNUMBER([.E85]);ROUNDDOWN([.E85]*[.G85];0);&quot;&quot;)" office:value-type="float" office:value="22" calcext:value-type="float">
            <text:p>22</text:p>
          </table:table-cell>
          <table:table-cell table:style-name="ce170" table:content-validation-name="val1" table:formula="of:=[.H85]-[.I85]" office:value-type="float" office:value="10" calcext:value-type="float">
            <text:p>10</text:p>
          </table:table-cell>
          <table:table-cell table:number-columns-repeated="2"/>
          <table:table-cell table:style-name="ce177" table:number-columns-repeated="2"/>
          <table:table-cell table:number-columns-repeated="242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4" table:content-validation-name="val1"/>
          <table:table-cell table:style-name="ce118" table:content-validation-name="val1"/>
          <table:table-cell table:style-name="ce164" table:content-validation-name="val1" table:formula="of:=IF(ISNUMBER([.E86]);ROUNDDOWN([.E86]*[.G86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7];[.F87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0.1" calcext:value-type="percentage">
            <text:p>10%</text:p>
          </table:table-cell>
          <table:table-cell table:style-name="ce166" table:content-validation-name="val1" table:formula="of:=IF(ISNUMBER([.F87]);[.F87]-[.D87]+1;&quot;&quot;)" office:value-type="float" office:value="115" calcext:value-type="float">
            <text:p>115</text:p>
          </table:table-cell>
          <table:table-cell table:style-name="ce169" table:content-validation-name="val1" table:formula="of:=IF(ISNUMBER([.E87]);ROUNDDOWN([.E87]*[.G87];0);&quot;&quot;)" office:value-type="float" office:value="8" calcext:value-type="float">
            <text:p>8</text:p>
          </table:table-cell>
          <table:table-cell table:style-name="ce170" table:content-validation-name="val1" table:formula="of:=[.H87]-[.I87]" office:value-type="float" office:value="107" calcext:value-type="float">
            <text:p>107</text:p>
          </table:table-cell>
          <table:table-cell table:number-columns-repeated="2"/>
          <table:table-cell table:style-name="ce177" table:number-columns-repeated="5"/>
          <table:table-cell table:number-columns-repeated="239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splaying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88];[.F8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.1" calcext:value-type="percentage">
            <text:p>10%</text:p>
          </table:table-cell>
          <table:table-cell table:style-name="ce166" table:content-validation-name="val1" table:formula="of:=IF(ISNUMBER([.F88]);[.F88]-[.D88]+1;&quot;&quot;)" office:value-type="float" office:value="121" calcext:value-type="float">
            <text:p>121</text:p>
          </table:table-cell>
          <table:table-cell table:style-name="ce169" table:content-validation-name="val1" table:formula="of:=IF(ISNUMBER([.E88]);ROUNDDOWN([.E88]*[.G88];0);&quot;&quot;)" office:value-type="float" office:value="8" calcext:value-type="float">
            <text:p>8</text:p>
          </table:table-cell>
          <table:table-cell table:style-name="ce170" table:content-validation-name="val1" table:formula="of:=[.H88]-[.I88]" office:value-type="float" office:value="113" calcext:value-type="float">
            <text:p>113</text:p>
          </table:table-cell>
          <table:table-cell table:number-columns-repeated="7"/>
          <table:table-cell table:style-name="ce177" table:number-columns-repeated="5"/>
          <table:table-cell table:number-columns-repeated="234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 table:number-rows-repeated="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114" table:number-columns-repeated="7"/>
          <table:table-cell table:number-columns-repeated="246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ummer 2025 (Weight=2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91];[.F91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56" table:content-validation-name="val1" table:formula="of:=SUMPRODUCT([.G92:.G99];[.E92:.E99])/SUM([.E92:.E99])" office:value-type="percentage" office:value="0" calcext:value-type="percentage">
            <text:p>0%</text:p>
          </table:table-cell>
          <table:table-cell table:style-name="ce165" table:content-validation-name="val1" table:formula="of:=[.F91]-[.D91]+1" office:value-type="float" office:value="101" calcext:value-type="float">
            <text:p>101</text:p>
          </table:table-cell>
          <table:table-cell table:style-name="ce168" table:content-validation-name="val1" table:formula="of:=SUM([.I92:.I93])" office:value-type="float" office:value="0" calcext:value-type="float">
            <text:p>0</text:p>
          </table:table-cell>
          <table:table-cell table:style-name="ce168" table:content-validation-name="val1" table:formula="of:=[.H91]-[.I91]" office:value-type="float" office:value="101" calcext:value-type="float">
            <text:p>1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7" table:content-validation-name="val1"/>
          <table:table-cell table:style-name="ce118" table:content-validation-name="val1" table:formula="of:=IF(ISNUMBER([.F92]);[.F92]-[.D92]+1;&quot;&quot;)">
            <text:p/>
          </table:table-cell>
          <table:table-cell table:style-name="ce164" table:content-validation-name="val1" table:formula="of:=IF(ISNUMBER([.E92]);ROUNDDOWN([.E92]*[.G9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3];[.F93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3]);[.F93]-[.D93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3]);ROUNDDOWN([.E93]*[.G93];0);&quot;&quot;)" office:value-type="float" office:value="0" calcext:value-type="float">
            <text:p>0</text:p>
          </table:table-cell>
          <table:table-cell table:style-name="ce170" table:content-validation-name="val1" table:formula="of:=[.H93]-[.I93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4];[.F9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4]);[.F94]-[.D9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4]);ROUNDDOWN([.E94]*[.G94];0);&quot;&quot;)" office:value-type="float" office:value="0" calcext:value-type="float">
            <text:p>0</text:p>
          </table:table-cell>
          <table:table-cell table:style-name="ce170" table:content-validation-name="val1" table:formula="of:=[.H94]-[.I94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5];[.F9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5]);[.F95]-[.D95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170" table:content-validation-name="val1" table:formula="of:=[.H95]-[.I95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mbed in various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6];[.F96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6]);[.F96]-[.D96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170" table:content-validation-name="val1" table:formula="of:=[.H96]-[.I96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7" table:content-validation-name="val1"/>
          <table:table-cell table:style-name="ce118" table:content-validation-name="val1"/>
          <table:table-cell table:style-name="ce164" table:content-validation-name="val1" table:formula="of:=IF(ISNUMBER([.E97]);ROUNDDOWN([.E97]*[.G97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8];[.F98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8]);[.F98]-[.D98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8]);ROUNDDOWN([.E98]*[.G98];0);&quot;&quot;)" office:value-type="float" office:value="0" calcext:value-type="float">
            <text:p>0</text:p>
          </table:table-cell>
          <table:table-cell table:style-name="ce170" table:content-validation-name="val1" table:formula="of:=[.H98]-[.I98]" office:value-type="float" office:value="101" calcext:value-type="float">
            <text:p>101</text:p>
          </table:table-cell>
          <table:table-cell table:number-columns-repeated="11"/>
          <table:table-cell table:style-name="ce180" table:number-columns-repeated="4"/>
          <table:table-cell table:number-columns-repeated="231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array optimizations in ice, Hpol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9];[.F99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9]);[.F99]-[.D99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9]);ROUNDDOWN([.E99]*[.G99];0);&quot;&quot;)" office:value-type="float" office:value="0" calcext:value-type="float">
            <text:p>0</text:p>
          </table:table-cell>
          <table:table-cell table:style-name="ce170" table:content-validation-name="val1" table:formula="of:=[.H99]-[.I99]" office:value-type="float" office:value="101" calcext:value-type="float">
            <text:p>101</text:p>
          </table:table-cell>
          <table:table-cell table:number-columns-repeated="11"/>
          <table:table-cell table:style-name="ce180" table:number-columns-repeated="4"/>
          <table:table-cell table:number-columns-repeated="231"/>
          <table:table-cell table:style-name="ce114" table:number-columns-repeated="190"/>
          <table:table-cell table:style-name="ce11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107" table:content-validation-name="val1"/>
          <table:table-cell table:style-name="ce106" table:content-validation-name="val1"/>
          <table:table-cell table:style-name="ce107" table:content-validation-name="val1"/>
          <table:table-cell table:style-name="ce125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5 (Weight=20%)</text:p>
          </table:table-cell>
          <table:table-cell table:style-name="ce96" table:content-validation-name="val1" office:value-type="string" calcext:value-type="string">
            <text:p>[S. Dunnick, Undergraduates 1,3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102];[.F102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60" table:content-validation-name="val1" table:formula="of:=SUMPRODUCT([.G103:.G107];[.E103:.E107])/SUM([.E103:.E107])" office:value-type="percentage" office:value="0" calcext:value-type="percentage">
            <text:p>0%</text:p>
          </table:table-cell>
          <table:table-cell table:style-name="ce165" table:content-validation-name="val1" table:formula="of:=[.F102]-[.D102]+1" office:value-type="float" office:value="101" calcext:value-type="float">
            <text:p>101</text:p>
          </table:table-cell>
          <table:table-cell table:style-name="ce168" table:content-validation-name="val1" table:formula="of:=SUM([.I103:.I105])" office:value-type="float" office:value="0" calcext:value-type="float">
            <text:p>0</text:p>
          </table:table-cell>
          <table:table-cell table:style-name="ce168" table:content-validation-name="val1" table:formula="of:=[.H102]-[.I102]" office:value-type="float" office:value="101" calcext:value-type="float">
            <text:p>1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61" table:content-validation-name="val1"/>
          <table:table-cell table:style-name="ce118" table:content-validation-name="val1" table:formula="of:=IF(ISNUMBER([.F103]);[.F103]-[.D103]+1;&quot;&quot;)">
            <text:p/>
          </table:table-cell>
          <table:table-cell table:style-name="ce164" table:content-validation-name="val1" table:formula="of:=IF(ISNUMBER([.E103]);ROUNDDOWN([.E103]*[.G103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4];[.F10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4]);[.F104]-[.D10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4]);ROUNDDOWN([.E104]*[.G104];0);&quot;&quot;)" office:value-type="float" office:value="0" calcext:value-type="float">
            <text:p>0</text:p>
          </table:table-cell>
          <table:table-cell table:style-name="ce170" table:content-validation-name="val1" table:formula="of:=[.H104]-[.I104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ntinue printing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5];[.F10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5]);[.F105]-[.D105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5]);ROUNDDOWN([.E105]*[.G105];0);&quot;&quot;)" office:value-type="float" office:value="0" calcext:value-type="float">
            <text:p>0</text:p>
          </table:table-cell>
          <table:table-cell table:style-name="ce170" table:content-validation-name="val1" table:formula="of:=[.H105]-[.I105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S-parameter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6];[.F106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6]);[.F106]-[.D106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6]);ROUNDDOWN([.E106]*[.G106];0);&quot;&quot;)" office:value-type="float" office:value="0" calcext:value-type="float">
            <text:p>0</text:p>
          </table:table-cell>
          <table:table-cell table:style-name="ce170" table:content-validation-name="val1" table:formula="of:=[.H106]-[.I106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radiation pattern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7];[.F107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7]);[.F107]-[.D107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7]);ROUNDDOWN([.E107]*[.G107];0);&quot;&quot;)" office:value-type="float" office:value="0" calcext:value-type="float">
            <text:p>0</text:p>
          </table:table-cell>
          <table:table-cell table:style-name="ce170" table:content-validation-name="val1" table:formula="of:=[.H107]-[.I107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114" table:number-columns-repeated="19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 table:number-rows-repeated="10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989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1047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30:'Gantt Chart'.G37 'Gantt Chart'.F3:'Gantt Chart'.F3 'Gantt Chart'.G12:'Gantt Chart'.G12 'Gantt Chart'.G14:'Gantt Chart'.G15 'Gantt Chart'.G23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7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9:'Gantt Chart'.G99 'Gantt Chart'.G91:'Gantt Chart'.G9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2:'Gantt Chart'.G10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8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1:'Gantt Chart'.G8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7"/>
        <table:table-column table:style-name="co1" table:default-cell-style-name="ce106"/>
        <table:table-column table:style-name="co5" table:default-cell-style-name="ce107"/>
        <table:table-column table:style-name="co6" table:default-cell-style-name="ce125"/>
        <table:table-column table:style-name="co7" table:default-cell-style-name="ce163"/>
        <table:table-column table:style-name="co8" table:default-cell-style-name="ce163"/>
        <table:table-column table:style-name="co9" table:default-cell-style-name="ce106"/>
        <table:table-column table:style-name="co10" table:default-cell-style-name="ce171"/>
        <table:table-column table:style-name="co11" table:number-columns-repeated="2" table:default-cell-style-name="ce171"/>
        <table:table-column table:style-name="co12" table:default-cell-style-name="ce171"/>
        <table:table-column table:style-name="co11" table:number-columns-repeated="2" table:default-cell-style-name="ce171"/>
        <table:table-column table:style-name="co12" table:number-columns-repeated="4" table:default-cell-style-name="ce171"/>
        <table:table-column table:style-name="co11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5" table:number-columns-repeated="165" table:default-cell-style-name="ce1"/>
        <table:table-column table:style-name="co16" table:number-columns-repeated="833" table:default-cell-style-name="ce1"/>
        <table:table-row table:style-name="ro1" table:number-rows-repeated="2">
          <table:table-cell table:content-validation-name="val1" table:number-columns-repeated="3"/>
          <table:table-cell table:style-name="ce106" table:content-validation-name="val1"/>
          <table:table-cell table:content-validation-name="val1"/>
          <table:table-cell table:style-name="ce106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90" table:content-validation-name="val1" table:formula="of:=[.G10]" office:value-type="percentage" office:value="0.274229467509025" calcext:value-type="percentage">
            <text:p>27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106" table:content-validation-name="val1"/>
          <table:table-cell table:content-validation-name="val1"/>
          <table:table-cell table:style-name="ce106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07" calcext:value-type="date" table:number-columns-spanned="4" table:number-rows-spanned="1">
            <text:p>Wednesday, June 7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106" table:content-validation-name="val1"/>
          <table:table-cell table:content-validation-name="val1"/>
          <table:table-cell table:style-name="ce106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3" table:content-validation-name="val1" table:number-columns-repeated="578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4" table:content-validation-name="val1" table:number-columns-repeated="578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Calendar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18" table:content-validation-name="val1" table:formula="of:=NETWORKDAYS([.D10];[.F10];Holidays)" office:value-type="float" office:value="260" calcext:value-type="float">
            <text:p>260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1" table:content-validation-name="val1" table:formula="of:=([.G11]*0.05+[.G18]*0.15+[.G31]*0.15+[.G39]*0.2+[.G48]*0.25+[.G57]*0.2)" office:value-type="percentage" office:value="0.274229467509025" calcext:value-type="percentage">
            <text:p>27%</text:p>
          </table:table-cell>
          <table:table-cell table:style-name="ce118" table:content-validation-name="val1" table:formula="of:=[.F10]-[.D10]+1" office:value-type="float" office:value="366" calcext:value-type="float">
            <text:p>366</text:p>
          </table:table-cell>
          <table:table-cell table:style-name="ce164" table:content-validation-name="val1" table:formula="of:=IF(ISNUMBER([.E10]);ROUNDDOWN([.E10]*[.G10];0);&quot;&quot;)" office:value-type="float" office:value="71" calcext:value-type="float">
            <text:p>71</text:p>
          </table:table-cell>
          <table:table-cell table:style-name="ce164" table:content-validation-name="val1" table:formula="of:=[.H10]-[.I10]" office:value-type="float" office:value="295" calcext:value-type="float">
            <text:p>295</text:p>
          </table:table-cell>
          <table:table-cell table:number-columns-repeated="436"/>
          <table:table-cell table:style-name="ce2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1];[.F11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94" table:content-validation-name="val1" table:formula="of:=SUMPRODUCT([.G12:.G15];[.E12:.E15])/SUM([.E12:.E15])" office:value-type="percentage" office:value="1" calcext:value-type="percentage">
            <text:p>100%</text:p>
          </table:table-cell>
          <table:table-cell table:style-name="ce165" table:content-validation-name="val1" table:formula="of:=[.F11]-[.D11]+1" office:value-type="float" office:value="32" calcext:value-type="float">
            <text:p>32</text:p>
          </table:table-cell>
          <table:table-cell table:style-name="ce168" table:content-validation-name="val1" table:formula="of:=SUM([.I12:.I15])" office:value-type="float" office:value="66" calcext:value-type="float">
            <text:p>66</text:p>
          </table:table-cell>
          <table:table-cell table:style-name="ce168" table:content-validation-name="val1" table:formula="of:=[.H11]-[.I11]" office:value-type="float" office:value="-34" calcext:value-type="float">
            <text:p>-34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95" table:content-validation-name="val1"/>
          <table:table-cell table:style-name="ce118" table:content-validation-name="val1" table:formula="of:=IF(ISNUMBER([.F12]);[.F12]-[.D12]+1;&quot;&quot;)">
            <text:p/>
          </table:table-cell>
          <table:table-cell table:style-name="ce164" table:content-validation-name="val1" table:formula="of:=IF(ISNUMBER([.E12]);ROUNDDOWN([.E12]*[.G1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3];[.F1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98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3]);[.F13]-[.D13]+1;&quot;&quot;)" office:value-type="float" office:value="32" calcext:value-type="float">
            <text:p>32</text:p>
          </table:table-cell>
          <table:table-cell table:style-name="ce169" table:content-validation-name="val1" table:formula="of:=IF(ISNUMBER([.E13]);ROUNDDOWN([.E13]*[.G13];0);&quot;&quot;)" office:value-type="float" office:value="22" calcext:value-type="float">
            <text:p>22</text:p>
          </table:table-cell>
          <table:table-cell table:style-name="ce170" table:content-validation-name="val1" table:formula="of:=[.H13]-[.I13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4];[.F14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9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4]);[.F14]-[.D14]+1;&quot;&quot;)" office:value-type="float" office:value="32" calcext:value-type="float">
            <text:p>32</text:p>
          </table:table-cell>
          <table:table-cell table:style-name="ce169" table:content-validation-name="val1" table:formula="of:=IF(ISNUMBER([.E14]);ROUNDDOWN([.E14]*[.G14];0);&quot;&quot;)" office:value-type="float" office:value="22" calcext:value-type="float">
            <text:p>22</text:p>
          </table:table-cell>
          <table:table-cell table:style-name="ce170" table:content-validation-name="val1" table:formula="of:=[.H14]-[.I14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5];[.F1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0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5]);[.F15]-[.D15]+1;&quot;&quot;)" office:value-type="float" office:value="32" calcext:value-type="float">
            <text:p>32</text:p>
          </table:table-cell>
          <table:table-cell table:style-name="ce169" table:content-validation-name="val1" table:formula="of:=IF(ISNUMBER([.E15]);ROUNDDOWN([.E15]*[.G15];0);&quot;&quot;)" office:value-type="float" office:value="22" calcext:value-type="float">
            <text:p>22</text:p>
          </table:table-cell>
          <table:table-cell table:style-name="ce170" table:content-validation-name="val1" table:formula="of:=[.H15]-[.I15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 table:number-rows-repeated="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01" table:content-validation-name="val1"/>
          <table:table-cell table:style-name="ce118" table:content-validation-name="val1"/>
          <table:table-cell table:style-name="ce164" table:content-validation-name="val1" table:number-columns-repeated="2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8];[.F18];Holidays)" office:value-type="float" office:value="81" calcext:value-type="float">
            <text:p>81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2" table:content-validation-name="val1" table:formula="of:=SUMPRODUCT([.G19:.G28];[.E19:.E28])/SUM([.E19:.E28])" office:value-type="percentage" office:value="0.64375" calcext:value-type="percentage">
            <text:p>64%</text:p>
          </table:table-cell>
          <table:table-cell table:style-name="ce165" table:content-validation-name="val1" table:formula="of:=[.F18]-[.D18]+1" office:value-type="float" office:value="115" calcext:value-type="float">
            <text:p>115</text:p>
          </table:table-cell>
          <table:table-cell table:style-name="ce168" table:content-validation-name="val1" table:formula="of:=SUM([.I19:.I28])" office:value-type="float" office:value="416" calcext:value-type="float">
            <text:p>416</text:p>
          </table:table-cell>
          <table:table-cell table:style-name="ce168" table:content-validation-name="val1" table:formula="of:=[.H18]-[.I18]" office:value-type="float" office:value="-301" calcext:value-type="float">
            <text:p>-3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3" table:content-validation-name="val1"/>
          <table:table-cell table:style-name="ce118" table:content-validation-name="val1" table:formula="of:=IF(ISNUMBER([.F19]);[.F19]-[.D19]+1;&quot;&quot;)">
            <text:p/>
          </table:table-cell>
          <table:table-cell table:style-name="ce164" table:content-validation-name="val1" table:formula="of:=IF(ISNUMBER([.E19]);ROUNDDOWN([.E19]*[.G19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0];[.F20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4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0]);[.F20]-[.D20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0]);ROUNDDOWN([.E20]*[.G20];0);&quot;&quot;)" office:value-type="float" office:value="81" calcext:value-type="float">
            <text:p>81</text:p>
          </table:table-cell>
          <table:table-cell table:style-name="ce170" table:content-validation-name="val1" table:formula="of:=[.H20]-[.I20]" office:value-type="float" office:value="34" calcext:value-type="float">
            <text:p>34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1];[.F21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4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1]);[.F21]-[.D21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1]);ROUNDDOWN([.E21]*[.G21];0);&quot;&quot;)" office:value-type="float" office:value="81" calcext:value-type="float">
            <text:p>81</text:p>
          </table:table-cell>
          <table:table-cell table:style-name="ce170" table:content-validation-name="val1" table:formula="of:=[.H21]-[.I21]" office:value-type="float" office:value="34" calcext:value-type="float">
            <text:p>34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2];[.F22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4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2]);[.F22]-[.D22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2]);ROUNDDOWN([.E22]*[.G22];0);&quot;&quot;)" office:value-type="float" office:value="81" calcext:value-type="float">
            <text:p>81</text:p>
          </table:table-cell>
          <table:table-cell table:style-name="ce170" table:content-validation-name="val1" table:formula="of:=[.H22]-[.I22]" office:value-type="float" office:value="34" calcext:value-type="float">
            <text:p>34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3];[.F23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4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23]);[.F23]-[.D23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3]);ROUNDDOWN([.E23]*[.G23];0);&quot;&quot;)" office:value-type="float" office:value="40" calcext:value-type="float">
            <text:p>40</text:p>
          </table:table-cell>
          <table:table-cell table:style-name="ce170" table:content-validation-name="val1" table:formula="of:=[.H23]-[.I23]" office:value-type="float" office:value="75" calcext:value-type="float">
            <text:p>75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mbed in realistic ice profil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4];[.F2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4" table:content-validation-name="val1" office:value-type="percentage" office:value="0.1" calcext:value-type="percentage">
            <text:p>10%</text:p>
          </table:table-cell>
          <table:table-cell table:style-name="ce166" table:content-validation-name="val1" table:formula="of:=IF(ISNUMBER([.F24]);[.F24]-[.D2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4]);ROUNDDOWN([.E24]*[.G24];0);&quot;&quot;)" office:value-type="float" office:value="8" calcext:value-type="float">
            <text:p>8</text:p>
          </table:table-cell>
          <table:table-cell table:style-name="ce170" table:content-validation-name="val1" table:formula="of:=[.H24]-[.I24]" office:value-type="float" office:value="107" calcext:value-type="float">
            <text:p>107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3" table:content-validation-name="val1"/>
          <table:table-cell table:style-name="ce118" table:content-validation-name="val1"/>
          <table:table-cell table:style-name="ce164" table:content-validation-name="val1" table:formula="of:=IF(ISNUMBER([.E25]);ROUNDDOWN([.E25]*[.G25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orizontal polarization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6];[.F26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4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6]);[.F26]-[.D26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6]);ROUNDDOWN([.E26]*[.G26];0);&quot;&quot;)" office:value-type="float" office:value="81" calcext:value-type="float">
            <text:p>81</text:p>
          </table:table-cell>
          <table:table-cell table:style-name="ce170" table:content-validation-name="val1" table:formula="of:=[.H26]-[.I26]" office:value-type="float" office:value="34" calcext:value-type="float">
            <text:p>34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114" table:number-columns-repeated="42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styl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7];[.F27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4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27]);[.F27]-[.D27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7]);ROUNDDOWN([.E27]*[.G27];0);&quot;&quot;)" office:value-type="float" office:value="40" calcext:value-type="float">
            <text:p>40</text:p>
          </table:table-cell>
          <table:table-cell table:style-name="ce170" table:content-validation-name="val1" table:formula="of:=[.H27]-[.I27]" office:value-type="float" office:value="75" calcext:value-type="float">
            <text:p>75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114" table:number-columns-repeated="42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8];[.F28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4" table:content-validation-name="val1" office:value-type="percentage" office:value="0.05" calcext:value-type="percentage">
            <text:p>5%</text:p>
          </table:table-cell>
          <table:table-cell table:style-name="ce166" table:content-validation-name="val1" table:formula="of:=IF(ISNUMBER([.F28]);[.F28]-[.D28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8]);ROUNDDOWN([.E28]*[.G28];0);&quot;&quot;)" office:value-type="float" office:value="4" calcext:value-type="float">
            <text:p>4</text:p>
          </table:table-cell>
          <table:table-cell table:style-name="ce170" table:content-validation-name="val1" table:formula="of:=[.H28]-[.I28]" office:value-type="float" office:value="111" calcext:value-type="float">
            <text:p>111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114" table:number-columns-repeated="420"/>
          <table:table-cell table:style-name="ce11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107" table:content-validation-name="val1"/>
          <table:table-cell table:style-name="ce106" table:content-validation-name="val1"/>
          <table:table-cell table:style-name="ce107" table:content-validation-name="val1"/>
          <table:table-cell table:style-name="ce125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 3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1];[.F31];Holidays)" office:value-type="float" office:value="81" calcext:value-type="float">
            <text:p>81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5" table:content-validation-name="val1" table:formula="of:=SUMPRODUCT([.G32:.G36];[.E32:.E36])/SUM([.E32:.E36])" office:value-type="percentage" office:value="0.125" calcext:value-type="percentage">
            <text:p>13%</text:p>
          </table:table-cell>
          <table:table-cell table:style-name="ce165" table:content-validation-name="val1" table:formula="of:=[.F31]-[.D31]+1" office:value-type="float" office:value="115" calcext:value-type="float">
            <text:p>115</text:p>
          </table:table-cell>
          <table:table-cell table:style-name="ce168" table:content-validation-name="val1" table:formula="of:=SUM([.I32:.I37])" office:value-type="float" office:value="40" calcext:value-type="float">
            <text:p>40</text:p>
          </table:table-cell>
          <table:table-cell table:style-name="ce168" table:content-validation-name="val1" table:formula="of:=[.H31]-[.I31]" office:value-type="float" office:value="75" calcext:value-type="float">
            <text:p>75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6" table:content-validation-name="val1"/>
          <table:table-cell table:style-name="ce118" table:content-validation-name="val1"/>
          <table:table-cell table:style-name="ce164" table:content-validation-name="val1" table:formula="of:=IF(ISNUMBER([.E32]);ROUNDDOWN([.E32]*[.G3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3];[.F33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.25" calcext:value-type="percentage">
            <text:p>25%</text:p>
          </table:table-cell>
          <table:table-cell table:style-name="ce166" table:content-validation-name="val1" table:formula="of:=IF(ISNUMBER([.F33]);[.F33]-[.D33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3]);ROUNDDOWN([.E33]*[.G33];0);&quot;&quot;)" office:value-type="float" office:value="20" calcext:value-type="float">
            <text:p>20</text:p>
          </table:table-cell>
          <table:table-cell table:style-name="ce170" table:content-validation-name="val1" table:formula="of:=[.H33]-[.I33]" office:value-type="float" office:value="95" calcext:value-type="float">
            <text:p>9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114" table:number-columns-repeated="42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4];[.F3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.25" calcext:value-type="percentage">
            <text:p>25%</text:p>
          </table:table-cell>
          <table:table-cell table:style-name="ce166" table:content-validation-name="val1" table:formula="of:=IF(ISNUMBER([.F34]);[.F34]-[.D3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4]);ROUNDDOWN([.E34]*[.G34];0);&quot;&quot;)" office:value-type="float" office:value="20" calcext:value-type="float">
            <text:p>20</text:p>
          </table:table-cell>
          <table:table-cell table:style-name="ce170" table:content-validation-name="val1" table:formula="of:=[.H34]-[.I34]" office:value-type="float" office:value="95" calcext:value-type="float">
            <text:p>9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114" table:number-columns-repeated="42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5];[.F35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35]);[.F35]-[.D35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15" calcext:value-type="float">
            <text:p>11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114" table:number-columns-repeated="42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6];[.F36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36]);[.F36]-[.D36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115" calcext:value-type="float">
            <text:p>11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114" table:number-columns-repeated="42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8"/>
          <table:table-cell table:number-columns-repeated="16"/>
          <table:table-cell table:style-name="ce114" table:number-columns-repeated="420"/>
          <table:table-cell table:style-name="ce114" table:content-validation-name="val1" table:number-columns-repeated="578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107" table:content-validation-name="val1"/>
          <table:table-cell table:style-name="ce106" table:content-validation-name="val1"/>
          <table:table-cell table:style-name="ce107" table:content-validation-name="val1"/>
          <table:table-cell table:style-name="ce125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9];[.F39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08" table:content-validation-name="val1" table:formula="of:=SUMPRODUCT([.G40:.G45];[.E40:.E45])/SUM([.E40:.E45])" office:value-type="percentage" office:value="0.544584837545126" calcext:value-type="percentage">
            <text:p>54%</text:p>
          </table:table-cell>
          <table:table-cell table:style-name="ce165" table:content-validation-name="val1" table:formula="of:=[.F39]-[.D39]+1" office:value-type="float" office:value="266" calcext:value-type="float">
            <text:p>266</text:p>
          </table:table-cell>
          <table:table-cell table:style-name="ce168" table:content-validation-name="val1" table:formula="of:=SUM([.I40:.I45])" office:value-type="float" office:value="150" calcext:value-type="float">
            <text:p>150</text:p>
          </table:table-cell>
          <table:table-cell table:style-name="ce168" table:content-validation-name="val1" table:formula="of:=[.H39]-[.I39]" office:value-type="float" office:value="116" calcext:value-type="float">
            <text:p>116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9" table:content-validation-name="val1"/>
          <table:table-cell table:style-name="ce118" table:content-validation-name="val1" table:formula="of:=IF(ISNUMBER([.F40]);[.F40]-[.D40]+1;&quot;&quot;)">
            <text:p/>
          </table:table-cell>
          <table:table-cell table:style-name="ce164" table:content-validation-name="val1" table:formula="of:=IF(ISNUMBER([.E40]);ROUNDDOWN([.E40]*[.G40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1];[.F4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10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1]);[.F41]-[.D41]+1;&quot;&quot;)" office:value-type="float" office:value="32" calcext:value-type="float">
            <text:p>32</text:p>
          </table:table-cell>
          <table:table-cell table:style-name="ce169" table:content-validation-name="val1" table:formula="of:=IF(ISNUMBER([.E41]);ROUNDDOWN([.E41]*[.G41];0);&quot;&quot;)" office:value-type="float" office:value="22" calcext:value-type="float">
            <text:p>22</text:p>
          </table:table-cell>
          <table:table-cell table:style-name="ce170" table:content-validation-name="val1" table:formula="of:=[.H41]-[.I41]" office:value-type="float" office:value="10" calcext:value-type="float">
            <text:p>10</text:p>
          </table:table-cell>
          <table:table-cell table:number-columns-repeated="2"/>
          <table:table-cell table:style-name="ce177" table:number-columns-repeated="2"/>
          <table:table-cell table:number-columns-repeated="12"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mplementation of STEM content in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2];[.F42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0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2]);[.F42]-[.D42]+1;&quot;&quot;)" office:value-type="float" office:value="115" calcext:value-type="float">
            <text:p>115</text:p>
          </table:table-cell>
          <table:table-cell table:style-name="ce169" table:content-validation-name="val1" table:formula="of:=IF(ISNUMBER([.E42]);ROUNDDOWN([.E42]*[.G42];0);&quot;&quot;)" office:value-type="float" office:value="81" calcext:value-type="float">
            <text:p>81</text:p>
          </table:table-cell>
          <table:table-cell table:style-name="ce170" table:content-validation-name="val1" table:formula="of:=[.H42]-[.I42]" office:value-type="float" office:value="34" calcext:value-type="float">
            <text:p>34</text:p>
          </table:table-cell>
          <table:table-cell table:number-columns-repeated="2"/>
          <table:table-cell table:style-name="ce177" table:number-columns-repeated="5"/>
          <table:table-cell table:number-columns-repeated="9"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9" table:content-validation-name="val1"/>
          <table:table-cell table:style-name="ce118" table:content-validation-name="val1"/>
          <table:table-cell table:style-name="ce164" table:content-validation-name="val1" table:formula="of:=IF(ISNUMBER([.E43]);ROUNDDOWN([.E43]*[.G43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4];[.F44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0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44]);[.F44]-[.D44]+1;&quot;&quot;)" office:value-type="float" office:value="121" calcext:value-type="float">
            <text:p>121</text:p>
          </table:table-cell>
          <table:table-cell table:style-name="ce169" table:content-validation-name="val1" table:formula="of:=IF(ISNUMBER([.E44]);ROUNDDOWN([.E44]*[.G44];0);&quot;&quot;)" office:value-type="float" office:value="43" calcext:value-type="float">
            <text:p>43</text:p>
          </table:table-cell>
          <table:table-cell table:style-name="ce170" table:content-validation-name="val1" table:formula="of:=[.H44]-[.I44]" office:value-type="float" office:value="78" calcext:value-type="float">
            <text:p>78</text:p>
          </table:table-cell>
          <table:table-cell table:number-columns-repeated="7"/>
          <table:table-cell table:style-name="ce177" table:number-columns-repeated="5"/>
          <table:table-cell table:number-columns-repeated="4"/>
          <table:table-cell table:style-name="ce114" table:number-columns-repeated="42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45];[.F45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210" table:content-validation-name="val1" office:value-type="percentage" office:value="0.05" calcext:value-type="percentage">
            <text:p>5%</text:p>
          </table:table-cell>
          <table:table-cell table:style-name="ce166" table:content-validation-name="val1" table:formula="of:=IF(ISNUMBER([.F45]);[.F45]-[.D45]+1;&quot;&quot;)" office:value-type="float" office:value="121" calcext:value-type="float">
            <text:p>121</text:p>
          </table:table-cell>
          <table:table-cell table:style-name="ce169" table:content-validation-name="val1" table:formula="of:=IF(ISNUMBER([.E45]);ROUNDDOWN([.E45]*[.G45];0);&quot;&quot;)" office:value-type="float" office:value="4" calcext:value-type="float">
            <text:p>4</text:p>
          </table:table-cell>
          <table:table-cell table:style-name="ce170" table:content-validation-name="val1" table:formula="of:=[.H45]-[.I45]" office:value-type="float" office:value="117" calcext:value-type="float">
            <text:p>117</text:p>
          </table:table-cell>
          <table:table-cell table:number-columns-repeated="7"/>
          <table:table-cell table:style-name="ce177" table:number-columns-repeated="5"/>
          <table:table-cell table:number-columns-repeated="4"/>
          <table:table-cell table:style-name="ce114" table:number-columns-repeated="420"/>
          <table:table-cell table:style-name="ce114" table:content-validation-name="val1" table:number-columns-repeated="578"/>
        </table:table-row>
        <table:table-row table:style-name="ro2" table:number-rows-repeated="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114" table:number-columns-repeated="7"/>
          <table:table-cell table:number-columns-repeated="16"/>
          <table:table-cell table:style-name="ce114" table:number-columns-repeated="420"/>
          <table:table-cell table:style-name="ce11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<text:span text:style-name="T1">Electronics</text:span>, Semester 4 (Weight=25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19" table:content-validation-name="val1" table:formula="of:=NETWORKDAYS([.D48];[.F48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11" table:content-validation-name="val1" table:formula="of:=SUMPRODUCT([.G49:.G54];[.E49:.E54])/SUM([.E49:.E54])" office:value-type="percentage" office:value="0" calcext:value-type="percentage">
            <text:p>0%</text:p>
          </table:table-cell>
          <table:table-cell table:style-name="ce165" table:content-validation-name="val1" table:formula="of:=[.F48]-[.D48]+1" office:value-type="float" office:value="221" calcext:value-type="float">
            <text:p>221</text:p>
          </table:table-cell>
          <table:table-cell table:style-name="ce168" table:content-validation-name="val1" table:formula="of:=SUM([.I49:.I54])" office:value-type="float" office:value="0" calcext:value-type="float">
            <text:p>0</text:p>
          </table:table-cell>
          <table:table-cell table:style-name="ce168" table:content-validation-name="val1" table:formula="of:=[.H48]-[.I48]" office:value-type="float" office:value="221" calcext:value-type="float">
            <text:p>22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12" table:content-validation-name="val1"/>
          <table:table-cell table:style-name="ce118" table:content-validation-name="val1"/>
          <table:table-cell table:style-name="ce164" table:content-validation-name="val1" table:formula="of:=IF(ISNUMBER([.E49]);ROUNDDOWN([.E49]*[.G49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0];[.F5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3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0]);[.F50]-[.D50]+1;&quot;&quot;)" office:value-type="float" office:value="121" calcext:value-type="float">
            <text:p>121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121" calcext:value-type="float">
            <text:p>121</text:p>
          </table:table-cell>
          <table:table-cell table:number-columns-repeated="7"/>
          <table:table-cell table:style-name="ce220" table:number-columns-repeated="5"/>
          <table:table-cell table:number-columns-repeated="4"/>
          <table:table-cell table:style-name="ce114" table:number-columns-repeated="420"/>
          <table:table-cell table:style-name="ce11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1];[.F5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3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1]);[.F51]-[.D51]+1;&quot;&quot;)" office:value-type="float" office:value="121" calcext:value-type="float">
            <text:p>121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121" calcext:value-type="float">
            <text:p>121</text:p>
          </table:table-cell>
          <table:table-cell table:number-columns-repeated="7"/>
          <table:table-cell table:style-name="ce220" table:number-columns-repeated="5"/>
          <table:table-cell table:number-columns-repeated="4"/>
          <table:table-cell table:style-name="ce114" table:number-columns-repeated="420"/>
          <table:table-cell table:style-name="ce114" table:content-validation-name="val1" table:number-columns-repeated="578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13" table:content-validation-name="val1"/>
          <table:table-cell table:style-name="ce166" table:content-validation-name="val1" table:formula="of:=IF(ISNUMBER([.F52]);[.F52]-[.D52]+1;&quot;&quot;)">
            <text:p/>
          </table:table-cell>
          <table:table-cell table:style-name="ce169" table:content-validation-name="val1" table:formula="of:=IF(ISNUMBER([.E52]);ROUNDDOWN([.E52]*[.G52];0);&quot;&quot;)">
            <text:p/>
          </table:table-cell>
          <table:table-cell table:style-name="ce170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3];[.F53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13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3]);[.F53]-[.D53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3]);ROUNDDOWN([.E53]*[.G53];0);&quot;&quot;)" office:value-type="float" office:value="0" calcext:value-type="float">
            <text:p>0</text:p>
          </table:table-cell>
          <table:table-cell table:style-name="ce170" table:content-validation-name="val1" table:formula="of:=[.H53]-[.I53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 table:number-columns-repeated="421"/>
          <table:table-cell table:content-validation-name="val1" table:number-columns-repeated="578"/>
        </table:table-row>
        <table:table-row table:style-name="ro2">
          <table:table-cell/>
          <table:table-cell table:style-name="ce98" table:content-validation-name="val1" office:value-type="string" calcext:value-type="string">
            <text:p>Paying associated fees</text:p>
          </table:table-cell>
          <table:table-cell table:style-name="ce91" table:content-validation-name="val1" office:value-type="string" calcext:value-type="string">
            <text:p>[M. Camacho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13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4]);[.F54]-[.D5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 table:number-columns-repeated="421"/>
          <table:table-cell table:content-validation-name="val1" table:number-columns-repeated="578"/>
        </table:table-row>
        <table:table-row table:style-name="ro2" table:number-rows-repeated="2">
          <table:table-cell/>
          <table:table-cell table:style-name="ce98" table:content-validation-name="val1"/>
          <table:table-cell table:style-name="ce91" table:content-validation-name="val1"/>
          <table:table-cell table:style-name="ce1" table:content-validation-name="val1"/>
          <table:table-cell table:style-name="ce107" table:content-validation-name="val1"/>
          <table:table-cell table:style-name="ce106" table:content-validation-name="val1"/>
          <table:table-cell table:style-name="ce107" table:content-validation-name="val1"/>
          <table:table-cell table:style-name="ce125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19" table:content-validation-name="val1" table:formula="of:=NETWORKDAYS([.D57];[.F57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14" table:content-validation-name="val1" table:formula="of:=SUMPRODUCT([.G58:.G65];[.E58:.E65])/SUM([.E58:.E65])" office:value-type="percentage" office:value="0" calcext:value-type="percentage">
            <text:p>0%</text:p>
          </table:table-cell>
          <table:table-cell table:style-name="ce165" table:content-validation-name="val1" table:formula="of:=[.F57]-[.D57]+1" office:value-type="float" office:value="101" calcext:value-type="float">
            <text:p>101</text:p>
          </table:table-cell>
          <table:table-cell table:style-name="ce168" table:content-validation-name="val1" table:formula="of:=SUM([.I58:.I65])" office:value-type="float" office:value="0" calcext:value-type="float">
            <text:p>0</text:p>
          </table:table-cell>
          <table:table-cell table:style-name="ce168" table:content-validation-name="val1" table:formula="of:=[.H57]-[.I57]" office:value-type="float" office:value="101" calcext:value-type="float">
            <text:p>1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5" table:content-validation-name="val1"/>
          <table:table-cell table:style-name="ce118" table:content-validation-name="val1" table:formula="of:=IF(ISNUMBER([.F58]);[.F58]-[.D58]+1;&quot;&quot;)">
            <text:p/>
          </table:table-cell>
          <table:table-cell table:style-name="ce164" table:content-validation-name="val1" table:formula="of:=IF(ISNUMBER([.E58]);ROUNDDOWN([.E58]*[.G58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9];[.F59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9]);[.F59]-[.D59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7" table:content-validation-name="val1"/>
          <table:table-cell table:style-name="ce118" table:content-validation-name="val1" table:formula="of:=IF(ISNUMBER([.F60]);[.F60]-[.D60]+1;&quot;&quot;)">
            <text:p/>
          </table:table-cell>
          <table:table-cell table:style-name="ce164" table:content-validation-name="val1" table:formula="of:=IF(ISNUMBER([.E60]);ROUNDDOWN([.E60]*[.G60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1];[.F6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1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1]);[.F61]-[.D61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101" calcext:value-type="float">
            <text:p>101</text:p>
          </table:table-cell>
          <table:table-cell table:number-columns-repeated="11"/>
          <table:table-cell table:style-name="ce221" table:number-columns-repeated="4"/>
          <table:table-cell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2];[.F6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1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2]);[.F62]-[.D62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101" calcext:value-type="float">
            <text:p>101</text:p>
          </table:table-cell>
          <table:table-cell table:number-columns-repeated="11"/>
          <table:table-cell table:style-name="ce221" table:number-columns-repeated="4"/>
          <table:table-cell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18" table:content-validation-name="val1"/>
          <table:table-cell table:content-validation-name="val1" table:number-columns-repeated="2"/>
          <table:table-cell table:style-name="ce170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4];[.F64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1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4]);[.F64]-[.D6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01" calcext:value-type="float">
            <text:p>101</text:p>
          </table:table-cell>
          <table:table-cell table:number-columns-repeated="11"/>
          <table:table-cell table:style-name="ce222" table:number-columns-repeated="4"/>
          <table:table-cell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5];[.F65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1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5]);[.F65]-[.D65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01" calcext:value-type="float">
            <text:p>101</text:p>
          </table:table-cell>
          <table:table-cell table:number-columns-repeated="11"/>
          <table:table-cell table:style-name="ce222" table:number-columns-repeated="4"/>
          <table:table-cell/>
          <table:table-cell table:style-name="ce114" table:number-columns-repeated="420"/>
          <table:table-cell table:style-name="ce188" table:content-validation-name="val1" table:number-columns-repeated="435"/>
          <table:table-cell table:style-name="ce114" table:content-validation-name="val1" table:number-columns-repeated="143"/>
        </table:table-row>
        <table:table-row table:style-name="ro2" table:number-rows-repeated="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989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1047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G16:Sheet2.G17 Sheet2.F3:Sheet2.F3 Sheet2.G11:Sheet2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4:Sheet2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5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8:Sheet2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1:Sheet2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60:Sheet2.G63 Sheet2.G57:Sheet2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9:Sheet2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8:Sheet2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64:Sheet2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8:Sheet2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A$37"/>
        <table:named-range table:name="Chart_Headers" table:base-cell-address="$'Gantt Chart'.$A$1" table:cell-range-address="$'Gantt Chart'.$K$8:.$FA$10"/>
        <table:named-range table:name="Chart_Space" table:base-cell-address="$'Gantt Chart'.$A$1" table:cell-range-address="$'Gantt Chart'.$K$8:.$FA$37"/>
        <table:named-range table:name="Holidays" table:base-cell-address="$'Gantt Chart'.$A$1" table:cell-range-address="$'Gantt Chart'.$C$66:.$C$94"/>
        <table:named-range table:name="Print_Area" table:base-cell-address="$'Gantt Chart'.$A$1" table:cell-range-address="$'Gantt Chart'.$A$1:.$GI$37"/>
        <table:named-range table:name="Tasks_Due_Dates" table:base-cell-address="$'Gantt Chart'.$A$1" table:cell-range-address="$'Gantt Chart'.$F$11:.$F$37"/>
        <table:named-range table:name="Tasks_Duration" table:base-cell-address="$'Gantt Chart'.$A$1" table:cell-range-address="$'Gantt Chart'.$E$11:.$E$37"/>
        <table:named-range table:name="Tasks_Percent_Complete" table:base-cell-address="$'Gantt Chart'.$A$1" table:cell-range-address="$'Gantt Chart'.$G$11:.$G$37"/>
        <table:named-range table:name="Tasks_Start_Dates" table:base-cell-address="$'Gantt Chart'.$A$1" table:cell-range-address="$'Gantt Chart'.$D$11:.$D$3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63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62">
      <number:day number:style="long"/>
      <number:text>-</number:text>
      <number:month number:textual="true"/>
      <number:text>-</number:text>
      <number:year number:style="long"/>
    </number:dat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0">
      <number:minutes number:style="long"/>
      <number:text>:</number:text>
      <number:seconds number:style="long" number:decimal-places="1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/>
    </number:time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scale-to="2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07T15:07:09.331907537</dc:date>
    <meta:editing-cycles>352</meta:editing-cycles>
    <meta:editing-duration>PT21H33M25S</meta:editing-duration>
    <meta:generator>LibreOffice/7.3.7.2$Linux_X86_64 LibreOffice_project/30$Build-2</meta:generator>
    <meta:document-statistic meta:table-count="2" meta:cell-count="1022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